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fo:font-style="normal" style:font-style-asian="normal" style:font-style-complex="normal"/>
    </style:style>
    <style:style style:name="P2" style:family="paragraph" style:parent-style-name="Text_20_body">
      <style:paragraph-properties fo:line-height="150%" fo:text-align="start" style:justify-single-word="false"/>
      <style:text-properties fo:font-style="normal" style:font-style-asian="normal" style:font-style-complex="normal"/>
    </style:style>
    <style:style style:name="P3" style:family="paragraph" style:parent-style-name="Heading_20_1">
      <style:paragraph-properties fo:text-align="center" style:justify-single-word="false"/>
      <style:text-properties fo:font-style="normal" style:font-style-asian="normal" style:font-style-complex="normal"/>
    </style:style>
    <style:style style:name="T1" style:family="text">
      <style:text-properties style:text-line-through-style="none"/>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use-window-font-color="true" style:text-line-through-styl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Regreso a la máquina de los cuentos</text:h>
      <text:p text:style-name="P1"/>
      <text:p text:style-name="P2">Luego de que escribiera <text:span text:style-name="T2">La máquina de los Cuentos</text:span>, lo enviara al pasado con ayuda de un amigo que trabaja en la oficina de Realidades <text:span text:style-name="T3">Alternativas</text:span> y me tomara un café con masitas de avena, se me ocurrió una idea divertida. ¿Qué repercusiones habrá tenido mi texto en el pasado? ¿Lo habrá siquiera leído alguien? Asaltado por la duda dejé mi merienda para salir corriendo a la calle.</text:p>
      <text:p text:style-name="P2">A dos cuadras de mi casa está una de las bibliotecas más grandes de la ciudad y conservan copias (en su mayoría digitalizadas) de <text:span text:style-name="T3">prácticamente</text:span> todo lo que la humanidad ha escrito.</text:p>
      <text:p text:style-name="P2">Presentada mi identificación, tomé asiento en uno de los cubículos e introduje el nombre del cuento y mi seudónimo en la computadora. Salió ante mis ojos la imagen de una copia roída de un viejo libro; seguramente la imagen había sido tomada mucho tiempo después de su impresión. Casi me caigo de mi <text:span text:style-name="T1"><text:s/></text:span><text:span text:style-name="T4">silla</text:span>, lo que sucedía no era solo divertido, era asombroso. No se trataba solo de un cuento, ¡era un libro entero de cuentos! Y en la cubierta, en letras de moldes, el seudónimo que había <text:span text:style-name="T3">elegido</text:span>.</text:p>
      <text:p text:style-name="P2">Después de asimilar el descubrimiento, me di cuenta de lo que tenía que hacer. <text:bookmark text:name=":3e3"/>De lo único que podía hacer: volver a mi casa por monedas, sentarme frente a una máquina de cuentos y, una tras una, sacar ideas para escribir relatos y enviarlos al pasad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jconti </meta:initial-creator>
    <meta:creation-date>2010-12-08T14:55:54</meta:creation-date>
    <dc:date>2010-12-09T00:19:54</dc:date>
    <dc:creator>jjconti </dc:creator>
    <meta:editing-duration>PT01H05M03S</meta:editing-duration>
    <meta:editing-cycles>9</meta:editing-cycles>
    <meta:generator>OpenOffice.org/3.2$Unix OpenOffice.org_project/320m12$Build-9483</meta:generator>
    <meta:document-statistic meta:table-count="0" meta:image-count="0" meta:object-count="0" meta:page-count="1" meta:paragraph-count="5" meta:word-count="242" meta:character-count="1346"/>
  </office:meta>
</office:document-meta>
</file>